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gingCacheError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gingCacheErrorHandlerTests.handleEvictCacheErrorLogsAppropriat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acheErrorHandlerTests.handleGetCacheErrorWithStackTraceLoggin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gingCacheErrorHandlerTests.handleClearErrorLogsAppropriat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acheErrorHandlerTests.handlePutCacheErrorLogsAppropriat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acheErrorHandlerTests.handleGetCacheErrorLogsAppropriat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ggingCacheErrorHandlerTests.constructorWithLogg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